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0578B83337DF5D82.jpg" manifest:media-type="image/jpeg"/>
  <manifest:file-entry manifest:full-path="Pictures/10000000000003C0000005005D5B11F6160DF1DB.jpg" manifest:media-type="image/jpeg"/>
  <manifest:file-entry manifest:full-path="Pictures/10000000000003C0000005000B4B89150835724A.jpg" manifest:media-type="image/jpeg"/>
  <manifest:file-entry manifest:full-path="Pictures/10000000000003C0000005004C8681D3F71A34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23.453cm" draw:z-index="0"><draw:image xlink:href="Pictures/10000000000003C0000005000B4B89150835724A.jpg" xlink:type="simple" xlink:show="embed" xlink:actuate="onLoad" loext:mime-type="image/jpeg"/></draw:frame></text:p>
      <text:p text:style-name="Standard"><draw:frame draw:style-name="fr1" draw:name="Imagen2" text:anchor-type="paragraph" svg:width="17.59cm" svg:height="23.453cm" draw:z-index="1"><draw:image xlink:href="Pictures/10000000000003C0000005004C8681D3F71A3456.jpg" xlink:type="simple" xlink:show="embed" xlink:actuate="onLoad" loext:mime-type="image/jpeg"/></draw:frame><text:soft-page-break/></text:p>
      <text:p text:style-name="Standard"><text:soft-page-break/></text:p>
      <text:p text:style-name="Standard"><draw:frame draw:style-name="fr1" draw:name="Imagen3" text:anchor-type="paragraph" svg:width="17.59cm" svg:height="23.453cm" draw:z-index="2"><draw:image xlink:href="Pictures/10000000000003C0000005005D5B11F6160DF1DB.jpg" xlink:type="simple" xlink:show="embed" xlink:actuate="onLoad" loext:mime-type="image/jpeg"/></draw:frame></text:p>
      <text:p text:style-name="Standard"><text:soft-page-break/></text:p>
      <text:p text:style-name="Standard"><draw:frame draw:style-name="fr1" draw:name="Imagen4" text:anchor-type="paragraph" svg:width="17.59cm" svg:height="23.453cm" draw:z-index="3"><draw:image xlink:href="Pictures/10000000000003C0000005000578B83337DF5D8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39:56.491232050</meta:creation-date>
    <dc:date>2023-01-25T02:42:18.649486697</dc:date>
    <meta:editing-duration>PT2M23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